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Arial" fo:font-size="12pt" fo:language="el" fo:country="GR"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Arial" fo:font-size="12pt" fo:language="el" fo:country="GR" officeooo:rsid="001ffa12" officeooo:paragraph-rsid="001ffa12" style:font-size-asian="12pt" style:font-size-complex="12pt"/>
    </style:style>
    <style:style style:name="P3" style:family="paragraph" style:parent-style-name="Standard">
      <style:paragraph-properties fo:text-align="start" style:justify-single-word="false"/>
      <style:text-properties style:font-name="Arial" fo:font-size="12pt" fo:language="el" fo:country="GR" officeooo:paragraph-rsid="00216d6d" style:font-size-asian="12pt" style:font-size-complex="12pt"/>
    </style:style>
    <style:style style:name="P4" style:family="paragraph" style:parent-style-name="Standard">
      <style:paragraph-properties fo:text-align="start" style:justify-single-word="false"/>
      <style:text-properties style:font-name="Arial" fo:font-size="12pt" fo:language="el" fo:country="GR" officeooo:paragraph-rsid="0025a2d2" style:font-size-asian="12pt" style:font-size-complex="12pt"/>
    </style:style>
    <style:style style:name="P5" style:family="paragraph" style:parent-style-name="Standard">
      <style:paragraph-properties fo:text-align="start" style:justify-single-word="false"/>
      <style:text-properties style:font-name="Arial" fo:font-size="12pt" fo:language="el" fo:country="GR" officeooo:paragraph-rsid="00313f81" style:font-size-asian="12pt" style:font-size-complex="12pt"/>
    </style:style>
    <style:style style:name="P6" style:family="paragraph" style:parent-style-name="Standard">
      <style:paragraph-properties fo:text-align="start" style:justify-single-word="false"/>
      <style:text-properties style:font-name="Arial" fo:font-size="12pt" fo:language="el" fo:country="GR" officeooo:rsid="00216d6d" officeooo:paragraph-rsid="00313f81" style:font-size-asian="12pt" style:font-size-complex="12pt"/>
    </style:style>
    <style:style style:name="P7" style:family="paragraph" style:parent-style-name="Standard">
      <style:paragraph-properties fo:text-align="start" style:justify-single-word="false"/>
      <style:text-properties style:font-name="Arial" fo:font-size="12pt" fo:language="el" fo:country="GR" officeooo:rsid="0022b077" officeooo:paragraph-rsid="00313f81" style:font-size-asian="12pt" style:font-size-complex="12pt"/>
    </style:style>
    <style:style style:name="P8" style:family="paragraph" style:parent-style-name="Standard">
      <style:paragraph-properties fo:text-align="start" style:justify-single-word="false"/>
      <style:text-properties style:font-name="Arial" fo:font-size="12pt" fo:language="el" fo:country="GR" officeooo:rsid="0025a2d2" officeooo:paragraph-rsid="0025a2d2" style:font-size-asian="12pt" style:font-size-complex="12pt"/>
    </style:style>
    <style:style style:name="P9" style:family="paragraph" style:parent-style-name="Standard">
      <style:paragraph-properties fo:text-align="start" style:justify-single-word="false"/>
      <style:text-properties style:font-name="Arial" fo:font-size="12pt" fo:language="el" fo:country="GR" officeooo:rsid="00313f81" officeooo:paragraph-rsid="00313f81" style:font-size-asian="12pt" style:font-size-complex="12pt"/>
    </style:style>
    <style:style style:name="P10" style:family="paragraph" style:parent-style-name="Standard">
      <style:paragraph-properties fo:text-align="start" style:justify-single-word="false"/>
      <style:text-properties style:font-name="Arial" fo:font-size="12pt" fo:language="el" fo:country="GR" officeooo:rsid="002b9f0c" officeooo:paragraph-rsid="00313f81" style:font-size-asian="12pt" style:font-size-complex="12pt"/>
    </style:style>
    <style:style style:name="P11" style:family="paragraph" style:parent-style-name="Standard">
      <style:paragraph-properties fo:text-align="start" style:justify-single-word="false"/>
      <style:text-properties style:font-name="Arial" fo:font-size="12pt" fo:language="el" fo:country="GR" officeooo:rsid="002d0917" officeooo:paragraph-rsid="00313f81" style:font-size-asian="12pt" style:font-size-complex="12pt"/>
    </style:style>
    <style:style style:name="P12" style:family="paragraph" style:parent-style-name="Standard">
      <style:paragraph-properties fo:text-align="start" style:justify-single-word="false"/>
      <style:text-properties style:font-name="Arial" fo:font-size="12pt" fo:language="el" fo:country="GR" officeooo:rsid="0034214c" officeooo:paragraph-rsid="0034214c" style:font-size-asian="12pt" style:font-size-complex="12pt"/>
    </style:style>
    <style:style style:name="P13" style:family="paragraph" style:parent-style-name="Standard">
      <style:paragraph-properties fo:text-align="start" style:justify-single-word="false"/>
      <style:text-properties style:font-name="Arial" fo:font-size="12pt" fo:language="el" fo:country="GR" fo:font-weight="bold" officeooo:rsid="00216d6d" officeooo:paragraph-rsid="00216d6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rial" fo:font-size="12pt" fo:language="el" fo:country="GR" fo:font-weight="bold" officeooo:rsid="00216d6d" officeooo:paragraph-rsid="00313f81"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rial" fo:font-size="12pt" fo:language="el" fo:country="GR" fo:font-weight="bold" officeooo:rsid="00313f81" officeooo:paragraph-rsid="00313f81"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fo:language="el" fo:country="GR" fo:font-weight="bold" officeooo:rsid="0035f4aa" officeooo:paragraph-rsid="0035f4aa"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fo:language="el" fo:country="GR" fo:font-weight="bold" officeooo:rsid="0035f4aa" officeooo:paragraph-rsid="00418636"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fo:language="el" fo:country="GR" fo:font-weight="bold" officeooo:rsid="003773ce" officeooo:paragraph-rsid="0035f4aa"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fo:language="el" fo:country="GR" fo:font-weight="bold" officeooo:rsid="0044d107" officeooo:paragraph-rsid="0044d107"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Arial" fo:font-size="12pt" fo:language="el" fo:country="GR" officeooo:rsid="0023789d" officeooo:paragraph-rsid="00313f81" fo:background-color="#ff4000" style:font-size-asian="12pt" style:font-size-complex="12pt"/>
    </style:style>
    <style:style style:name="P21" style:family="paragraph" style:parent-style-name="Standard">
      <style:paragraph-properties fo:text-align="start" style:justify-single-word="false"/>
      <style:text-properties style:font-name="Arial" fo:font-size="12pt" fo:language="el" fo:country="GR" fo:font-weight="normal" officeooo:rsid="0035f4aa" officeooo:paragraph-rsid="0035f4a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language="el" fo:country="GR" fo:font-weight="normal" officeooo:rsid="003bc3e1" officeooo:paragraph-rsid="003bc3e1"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language="el" fo:country="GR" fo:font-weight="normal" officeooo:rsid="00418636" officeooo:paragraph-rsid="00418636"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language="el" fo:country="GR" fo:font-weight="normal" officeooo:rsid="0044d107" officeooo:paragraph-rsid="0044d10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language="el" fo:country="GR" fo:font-weight="normal" officeooo:rsid="00466c61" officeooo:paragraph-rsid="00466c61"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language="el" fo:country="GR" fo:font-weight="normal" officeooo:rsid="00466c61" officeooo:paragraph-rsid="004bf201"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language="el" fo:country="GR" fo:font-weight="normal" officeooo:rsid="00466c61" officeooo:paragraph-rsid="004e394e"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language="el" fo:country="GR" fo:font-weight="normal" officeooo:rsid="00466c61" officeooo:paragraph-rsid="0049acb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language="el" fo:country="GR" fo:font-weight="normal" officeooo:rsid="004bf201" officeooo:paragraph-rsid="004e394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language="el" fo:country="GR" fo:font-weight="normal" officeooo:rsid="004f1a9c" officeooo:paragraph-rsid="004e394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language="el" fo:country="GR" fo:font-weight="normal" officeooo:rsid="004c9cc8" officeooo:paragraph-rsid="004c9cc8" fo:background-color="transparent" style:font-size-asian="12pt" style:font-weight-asian="normal" style:font-size-complex="12pt" style:font-weight-complex="normal"/>
    </style:style>
    <style:style style:name="P32" style:family="paragraph" style:parent-style-name="Standard">
      <style:paragraph-properties fo:text-align="end" style:justify-single-word="false"/>
      <style:text-properties style:font-name="Arial" fo:font-size="14pt" fo:language="el" fo:country="GR" officeooo:rsid="001f4d8e" officeooo:paragraph-rsid="0032912f" style:font-size-asian="14pt" style:font-size-complex="14pt"/>
    </style:style>
    <style:style style:name="P33" style:family="paragraph" style:parent-style-name="Standard">
      <style:paragraph-properties fo:text-align="end" style:justify-single-word="false"/>
      <style:text-properties style:font-name="Arial" fo:font-size="14pt" fo:language="el" fo:country="GR" officeooo:rsid="001f4d8e" officeooo:paragraph-rsid="001ffa12" style:font-size-asian="14pt" style:font-size-complex="14pt"/>
    </style:style>
    <style:style style:name="P34" style:family="paragraph" style:parent-style-name="Standard">
      <style:paragraph-properties fo:text-align="end" style:justify-single-word="false"/>
      <style:text-properties style:font-name="Arial" fo:font-size="14pt" fo:language="el" fo:country="GR" officeooo:rsid="001f4d8e" officeooo:paragraph-rsid="001f4d8e" style:font-size-asian="14pt" style:font-size-complex="14pt"/>
    </style:style>
    <style:style style:name="P35" style:family="paragraph" style:parent-style-name="Standard">
      <style:paragraph-properties fo:text-align="center" style:justify-single-word="false"/>
      <style:text-properties style:font-name="Arial" fo:font-size="14pt" fo:language="el" fo:country="GR" officeooo:rsid="001ffa12" officeooo:paragraph-rsid="001ffa12" style:font-size-asian="14pt" style:font-size-complex="14pt"/>
    </style:style>
    <style:style style:name="P36" style:family="paragraph" style:parent-style-name="Standard">
      <style:paragraph-properties fo:text-align="center" style:justify-single-word="false"/>
      <style:text-properties style:font-name="Arial" fo:font-size="14pt" fo:language="el" fo:country="GR" fo:font-weight="bold" officeooo:rsid="001ffa12" officeooo:paragraph-rsid="001ffa12"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font-name="Arial" fo:font-size="11pt" fo:language="el" fo:country="GR" officeooo:rsid="00216d6d" officeooo:paragraph-rsid="00216d6d" style:font-size-asian="11pt" style:font-size-complex="11pt"/>
    </style:style>
    <style:style style:name="P38" style:family="paragraph" style:parent-style-name="Standard">
      <style:paragraph-properties fo:text-align="start" style:justify-single-word="false"/>
      <style:text-properties style:font-name="Arial" fo:font-size="11pt" fo:language="el" fo:country="GR" officeooo:rsid="0022b077" officeooo:paragraph-rsid="00216d6d" style:font-size-asian="11pt" style:font-size-complex="11pt"/>
    </style:style>
    <style:style style:name="P39" style:family="paragraph" style:parent-style-name="Standard">
      <style:paragraph-properties fo:text-align="start" style:justify-single-word="false"/>
      <style:text-properties fo:language="el" fo:country="GR" officeooo:paragraph-rsid="0034fbcc"/>
    </style:style>
    <style:style style:name="P40" style:family="paragraph" style:parent-style-name="Standard" style:list-style-name="L1">
      <style:paragraph-properties fo:text-align="start" style:justify-single-word="false"/>
      <style:text-properties style:font-name="Arial" fo:font-size="12pt" fo:language="el" fo:country="GR" officeooo:rsid="0034214c" officeooo:paragraph-rsid="0034214c" style:font-size-asian="12pt" style:font-size-complex="12pt"/>
    </style:style>
    <style:style style:name="P41" style:family="paragraph" style:parent-style-name="Standard" style:list-style-name="L1">
      <style:paragraph-properties fo:text-align="start" style:justify-single-word="false"/>
      <style:text-properties style:font-name="Arial" fo:font-size="12pt" fo:language="el" fo:country="GR" officeooo:rsid="0034214c" officeooo:paragraph-rsid="0034fbcc" style:font-size-asian="12pt" style:font-size-complex="12pt"/>
    </style:style>
    <style:style style:name="P42" style:family="paragraph" style:parent-style-name="Standard" style:list-style-name="L1">
      <style:paragraph-properties fo:text-align="start" style:justify-single-word="false"/>
      <style:text-properties style:font-name="Arial" fo:font-size="12pt" fo:language="el" fo:country="GR" officeooo:rsid="0034fbcc" officeooo:paragraph-rsid="0034fbcc" style:font-size-asian="12pt" style:font-size-complex="12pt"/>
    </style:style>
    <style:style style:name="P43" style:family="paragraph" style:parent-style-name="Standard" style:list-style-name="L2">
      <style:paragraph-properties fo:text-align="start" style:justify-single-word="false"/>
      <style:text-properties style:font-name="Arial" fo:font-size="12pt" fo:language="el" fo:country="GR" fo:font-weight="normal" officeooo:rsid="003bc3e1" officeooo:paragraph-rsid="003bc3e1" style:font-size-asian="12pt" style:font-weight-asian="normal" style:font-size-complex="12pt" style:font-weight-complex="normal"/>
    </style:style>
    <style:style style:name="P44" style:family="paragraph" style:parent-style-name="Standard" style:list-style-name="L2">
      <style:paragraph-properties fo:text-align="start" style:justify-single-word="false"/>
      <style:text-properties style:font-name="Arial" fo:font-size="12pt" fo:language="el" fo:country="GR" fo:font-weight="normal" officeooo:rsid="0040dd62" officeooo:paragraph-rsid="0040dd62" style:font-size-asian="12pt" style:font-weight-asian="normal" style:font-size-complex="12pt" style:font-weight-complex="normal"/>
    </style:style>
    <style:style style:name="P45" style:family="paragraph" style:parent-style-name="Standard" style:list-style-name="L2">
      <style:paragraph-properties fo:text-align="start" style:justify-single-word="false"/>
      <style:text-properties style:font-name="Arial" fo:font-size="12pt" fo:language="el" fo:country="GR" fo:font-weight="normal" officeooo:rsid="00418636" officeooo:paragraph-rsid="00418636" style:font-size-asian="12pt" style:font-weight-asian="normal" style:font-size-complex="12pt" style:font-weight-complex="normal"/>
    </style:style>
    <style:style style:name="P46" style:family="paragraph" style:parent-style-name="Standard" style:list-style-name="L2">
      <style:paragraph-properties fo:text-align="start" style:justify-single-word="false"/>
      <style:text-properties fo:language="el" fo:country="GR" officeooo:paragraph-rsid="004f4ec5"/>
    </style:style>
    <style:style style:name="P47" style:family="paragraph" style:parent-style-name="Standard" style:list-style-name="L3">
      <style:paragraph-properties fo:text-align="start" style:justify-single-word="false"/>
      <style:text-properties fo:language="el" fo:country="GR" officeooo:paragraph-rsid="00418636"/>
    </style:style>
    <style:style style:name="P48" style:family="paragraph" style:parent-style-name="Standard" style:list-style-name="L2">
      <style:paragraph-properties fo:text-align="start" style:justify-single-word="false"/>
      <style:text-properties fo:language="el" fo:country="GR" officeooo:rsid="004f4ec5" officeooo:paragraph-rsid="004f5538"/>
    </style:style>
    <style:style style:name="P49" style:family="paragraph" style:parent-style-name="Standard" style:list-style-name="L2">
      <style:paragraph-properties fo:text-align="start" style:justify-single-word="false"/>
      <style:text-properties fo:language="el" fo:country="GR" officeooo:rsid="004f5538" officeooo:paragraph-rsid="004f87d7"/>
    </style:style>
    <style:style style:name="P50" style:family="paragraph" style:parent-style-name="Standard" style:list-style-name="L3">
      <style:paragraph-properties fo:text-align="start" style:justify-single-word="false"/>
      <style:text-properties fo:language="el" fo:country="GR" officeooo:rsid="00418636" officeooo:paragraph-rsid="00418636"/>
    </style:style>
    <style:style style:name="T1" style:family="text">
      <style:text-properties officeooo:rsid="001ffa12"/>
    </style:style>
    <style:style style:name="T2" style:family="text">
      <style:text-properties officeooo:rsid="00216d6d"/>
    </style:style>
    <style:style style:name="T3" style:family="text">
      <style:text-properties officeooo:rsid="00229b92"/>
    </style:style>
    <style:style style:name="T4" style:family="text">
      <style:text-properties officeooo:rsid="0023789d"/>
    </style:style>
    <style:style style:name="T5" style:family="text">
      <style:text-properties officeooo:rsid="00245769"/>
    </style:style>
    <style:style style:name="T6" style:family="text">
      <style:text-properties officeooo:rsid="0025a2d2"/>
    </style:style>
    <style:style style:name="T7" style:family="text">
      <style:text-properties officeooo:rsid="0025dea8"/>
    </style:style>
    <style:style style:name="T8" style:family="text">
      <style:text-properties officeooo:rsid="00274b12"/>
    </style:style>
    <style:style style:name="T9" style:family="text">
      <style:text-properties officeooo:rsid="00284477"/>
    </style:style>
    <style:style style:name="T10" style:family="text">
      <style:text-properties officeooo:rsid="0029f86b"/>
    </style:style>
    <style:style style:name="T11" style:family="text">
      <style:text-properties officeooo:rsid="002b9f0c"/>
    </style:style>
    <style:style style:name="T12" style:family="text">
      <style:text-properties officeooo:rsid="002d0917"/>
    </style:style>
    <style:style style:name="T13" style:family="text">
      <style:text-properties officeooo:rsid="002e41eb"/>
    </style:style>
    <style:style style:name="T14" style:family="text">
      <style:text-properties officeooo:rsid="002f9d16"/>
    </style:style>
    <style:style style:name="T15" style:family="text">
      <style:text-properties officeooo:rsid="00313f81"/>
    </style:style>
    <style:style style:name="T16" style:family="text">
      <style:text-properties fo:font-weight="bold" style:font-weight-asian="bold" style:font-weight-complex="bold"/>
    </style:style>
    <style:style style:name="T17" style:family="text">
      <style:text-properties fo:font-weight="bold" officeooo:rsid="00313f81" style:font-weight-asian="bold" style:font-weight-complex="bold"/>
    </style:style>
    <style:style style:name="T18" style:family="text">
      <style:text-properties fo:background-color="#b4c7dc" loext:char-shading-value="0"/>
    </style:style>
    <style:style style:name="T19" style:family="text">
      <style:text-properties officeooo:rsid="00274b12" fo:background-color="#b4c7dc" loext:char-shading-value="0"/>
    </style:style>
    <style:style style:name="T20" style:family="text">
      <style:text-properties officeooo:rsid="002d0917" fo:background-color="#b4c7dc" loext:char-shading-value="0"/>
    </style:style>
    <style:style style:name="T21" style:family="text">
      <style:text-properties fo:background-color="transparent" loext:char-shading-value="0"/>
    </style:style>
    <style:style style:name="T22" style:family="text">
      <style:text-properties officeooo:rsid="0034fbcc" fo:background-color="transparent" loext:char-shading-value="0"/>
    </style:style>
    <style:style style:name="T23" style:family="text">
      <style:text-properties officeooo:rsid="003ac255" fo:background-color="transparent" loext:char-shading-value="0"/>
    </style:style>
    <style:style style:name="T24" style:family="text">
      <style:text-properties officeooo:rsid="004813ca" fo:background-color="transparent" loext:char-shading-value="0"/>
    </style:style>
    <style:style style:name="T25" style:family="text">
      <style:text-properties officeooo:rsid="0044d107" fo:background-color="transparent" loext:char-shading-value="0"/>
    </style:style>
    <style:style style:name="T26" style:family="text">
      <style:text-properties officeooo:rsid="004c9cc8" fo:background-color="transparent" loext:char-shading-value="0"/>
    </style:style>
    <style:style style:name="T27" style:family="text">
      <style:text-properties officeooo:rsid="004e394e" fo:background-color="transparent" loext:char-shading-value="0"/>
    </style:style>
    <style:style style:name="T28" style:family="text">
      <style:text-properties style:font-name="Arial"/>
    </style:style>
    <style:style style:name="T29" style:family="text">
      <style:text-properties style:font-name="Arial" fo:font-size="12pt" officeooo:rsid="002d0917" style:font-size-asian="12pt" style:font-size-complex="12pt"/>
    </style:style>
    <style:style style:name="T30" style:family="text">
      <style:text-properties style:font-name="Arial" fo:font-size="12pt" officeooo:rsid="002e41eb" style:font-size-asian="12pt" style:font-size-complex="12pt"/>
    </style:style>
    <style:style style:name="T31" style:family="text">
      <style:text-properties style:font-name="Arial" fo:font-size="12pt" officeooo:rsid="002f606c" style:font-size-asian="12pt" style:font-size-complex="12pt"/>
    </style:style>
    <style:style style:name="T32" style:family="text">
      <style:text-properties style:font-name="Arial" fo:font-size="12pt" officeooo:rsid="003daabc" fo:background-color="#b4c7dc" loext:char-shading-value="0" style:font-size-asian="12pt" style:font-size-complex="12pt"/>
    </style:style>
    <style:style style:name="T33" style:family="text">
      <style:text-properties style:font-name="Arial" fo:font-size="12pt" fo:font-weight="normal" style:font-size-asian="12pt" style:font-weight-asian="normal" style:font-size-complex="12pt" style:font-weight-complex="normal"/>
    </style:style>
    <style:style style:name="T34" style:family="text">
      <style:text-properties style:font-name="Arial" fo:font-size="12pt" fo:font-weight="normal" officeooo:rsid="0035f4aa" style:font-size-asian="12pt" style:font-weight-asian="normal" style:font-size-complex="12pt" style:font-weight-complex="normal"/>
    </style:style>
    <style:style style:name="T35" style:family="text">
      <style:text-properties style:font-name="Arial" fo:font-size="12pt" fo:font-weight="normal" officeooo:rsid="003bc3e1" style:font-size-asian="12pt" style:font-weight-asian="normal" style:font-size-complex="12pt" style:font-weight-complex="normal"/>
    </style:style>
    <style:style style:name="T36" style:family="text">
      <style:text-properties style:font-name="Arial" fo:font-size="12pt" fo:font-weight="normal" officeooo:rsid="00418636" style:font-size-asian="12pt" style:font-weight-asian="normal" style:font-size-complex="12pt" style:font-weight-complex="normal"/>
    </style:style>
    <style:style style:name="T37" style:family="text">
      <style:text-properties style:font-name="Arial" fo:font-size="12pt" fo:font-weight="normal" officeooo:rsid="003daabc" style:font-size-asian="12pt" style:font-weight-asian="normal" style:font-size-complex="12pt" style:font-weight-complex="normal"/>
    </style:style>
    <style:style style:name="T38" style:family="text">
      <style:text-properties style:font-name="Arial" fo:font-size="12pt" fo:font-weight="normal" officeooo:rsid="003f61f5" style:font-size-asian="12pt" style:font-weight-asian="normal" style:font-size-complex="12pt" style:font-weight-complex="normal"/>
    </style:style>
    <style:style style:name="T39" style:family="text">
      <style:text-properties style:font-name="Arial" fo:font-size="12pt" fo:font-weight="normal" officeooo:rsid="0043d316" style:font-size-asian="12pt" style:font-weight-asian="normal" style:font-size-complex="12pt" style:font-weight-complex="normal"/>
    </style:style>
    <style:style style:name="T40" style:family="text">
      <style:text-properties style:font-name="Arial" fo:font-size="12pt" fo:font-weight="normal" officeooo:rsid="0046964e" style:font-size-asian="12pt" style:font-weight-asian="normal" style:font-size-complex="12pt" style:font-weight-complex="normal"/>
    </style:style>
    <style:style style:name="T41" style:family="text">
      <style:text-properties style:font-name="Arial" fo:font-size="12pt" fo:font-weight="normal" officeooo:rsid="004f1a9c" style:font-size-asian="12pt" style:font-weight-asian="normal" style:font-size-complex="12pt" style:font-weight-complex="normal"/>
    </style:style>
    <style:style style:name="T42" style:family="text">
      <style:text-properties style:font-name="Arial" fo:font-size="12pt" fo:font-weight="normal" officeooo:rsid="004f4ec5" style:font-size-asian="12pt" style:font-weight-asian="normal" style:font-size-complex="12pt" style:font-weight-complex="normal"/>
    </style:style>
    <style:style style:name="T43" style:family="text">
      <style:text-properties style:font-name="Arial" fo:font-size="12pt" fo:font-weight="normal" fo:background-color="#b4c7dc" loext:char-shading-value="0" style:font-size-asian="12pt" style:font-weight-asian="normal" style:font-size-complex="12pt" style:font-weight-complex="normal"/>
    </style:style>
    <style:style style:name="T44" style:family="text">
      <style:text-properties style:font-name="Arial" fo:font-size="12pt" fo:font-weight="normal" officeooo:rsid="00418636" fo:background-color="#b4c7dc" loext:char-shading-value="0" style:font-size-asian="12pt" style:font-weight-asian="normal" style:font-size-complex="12pt" style:font-weight-complex="normal"/>
    </style:style>
    <style:style style:name="T45" style:family="text">
      <style:text-properties style:font-name="Arial" fo:font-size="12pt" fo:font-weight="normal" officeooo:rsid="003bc3e1" fo:background-color="#b4c7dc" loext:char-shading-value="0" style:font-size-asian="12pt" style:font-weight-asian="normal" style:font-size-complex="12pt" style:font-weight-complex="normal"/>
    </style:style>
    <style:style style:name="T46" style:family="text">
      <style:text-properties style:font-name="Arial" fo:font-size="12pt" fo:font-weight="normal" officeooo:rsid="003f61f5" fo:background-color="#b4c7dc" loext:char-shading-value="0" style:font-size-asian="12pt" style:font-weight-asian="normal" style:font-size-complex="12pt" style:font-weight-complex="normal"/>
    </style:style>
    <style:style style:name="T47" style:family="text">
      <style:text-properties style:font-name="Arial" fo:font-size="12pt" fo:font-weight="normal" fo:background-color="transparent" loext:char-shading-value="0" style:font-size-asian="12pt" style:font-weight-asian="normal" style:font-size-complex="12pt" style:font-weight-complex="normal"/>
    </style:style>
    <style:style style:name="T48" style:family="text">
      <style:text-properties style:font-name="Arial" fo:font-size="12pt" fo:font-weight="normal" officeooo:rsid="004f5538" fo:background-color="transparent" loext:char-shading-value="0" style:font-size-asian="12pt" style:font-weight-asian="normal" style:font-size-complex="12pt" style:font-weight-complex="normal"/>
    </style:style>
    <style:style style:name="T49" style:family="text">
      <style:text-properties style:font-name="Arial" fo:font-size="12pt" fo:font-weight="normal" officeooo:rsid="003f61f5" fo:background-color="transparent" loext:char-shading-value="0" style:font-size-asian="12pt" style:font-weight-asian="normal" style:font-size-complex="12pt" style:font-weight-complex="normal"/>
    </style:style>
    <style:style style:name="T50" style:family="text">
      <style:text-properties style:font-name="Arial" fo:font-size="12pt" fo:font-weight="normal" officeooo:rsid="004f87d7" fo:background-color="transparent" loext:char-shading-value="0" style:font-size-asian="12pt" style:font-weight-asian="normal" style:font-size-complex="12pt" style:font-weight-complex="normal"/>
    </style:style>
    <style:style style:name="T51" style:family="text">
      <style:text-properties style:font-name="Arial" fo:font-size="12pt" fo:font-weight="normal" officeooo:rsid="0050bf6c" fo:background-color="transparent" loext:char-shading-value="0" style:font-size-asian="12pt" style:font-weight-asian="normal" style:font-size-complex="12pt" style:font-weight-complex="normal"/>
    </style:style>
    <style:style style:name="T52" style:family="text">
      <style:text-properties style:font-name="Arial" fo:font-size="12pt" fo:font-weight="normal" officeooo:rsid="0053a977" fo:background-color="transparent" loext:char-shading-value="0" style:font-size-asian="12pt" style:font-weight-asian="normal" style:font-size-complex="12pt" style:font-weight-complex="normal"/>
    </style:style>
    <style:style style:name="T53" style:family="text">
      <style:text-properties officeooo:rsid="00386e0b"/>
    </style:style>
    <style:style style:name="T54" style:family="text">
      <style:text-properties officeooo:rsid="003a0731"/>
    </style:style>
    <style:style style:name="T55" style:family="text">
      <style:text-properties officeooo:rsid="0042e503"/>
    </style:style>
    <style:style style:name="T56" style:family="text">
      <style:text-properties officeooo:rsid="0043d316"/>
    </style:style>
    <style:style style:name="T57" style:family="text">
      <style:text-properties officeooo:rsid="0044d107"/>
    </style:style>
    <style:style style:name="T58" style:family="text">
      <style:text-properties officeooo:rsid="004813ca"/>
    </style:style>
    <style:style style:name="T59" style:family="text">
      <style:text-properties officeooo:rsid="00488b74"/>
    </style:style>
    <style:style style:name="T60" style:family="text">
      <style:text-properties officeooo:rsid="0049acb1"/>
    </style:style>
    <style:style style:name="T61" style:family="text">
      <style:text-properties officeooo:rsid="004b66aa"/>
    </style:style>
    <style:style style:name="T62" style:family="text">
      <style:text-properties officeooo:rsid="004bf201"/>
    </style:style>
    <style:style style:name="T63" style:family="text">
      <style:text-properties fo:background-color="#e0c2cd" loext:char-shading-value="0"/>
    </style:style>
    <style:style style:name="T64" style:family="text">
      <style:text-properties officeooo:rsid="004813ca" fo:background-color="#e0c2cd" loext:char-shading-value="0"/>
    </style:style>
    <style:style style:name="T65" style:family="text">
      <style:text-properties officeooo:rsid="004c9cc8" fo:background-color="#e0c2cd" loext:char-shading-value="0"/>
    </style:style>
    <style:style style:name="T66" style:family="text">
      <style:text-properties officeooo:rsid="004e394e"/>
    </style:style>
    <style:style style:name="T67" style:family="text">
      <style:text-properties officeooo:rsid="0051e0f4"/>
    </style:style>
    <style:style style:name="T68" style:family="text">
      <style:text-properties officeooo:rsid="0054700f"/>
    </style:style>
    <style:style style:name="T69" style:family="text">
      <style:text-properties officeooo:rsid="0055505d"/>
    </style:style>
    <style:style style:name="T70" style:family="text">
      <style:text-properties fo:language="en" fo:country="US" officeooo:rsid="0055505d"/>
    </style:style>
    <style:style style:name="T71" style:family="text">
      <style:text-properties fo:language="en" fo:country="US" officeooo:rsid="005579be"/>
    </style:style>
    <style:style style:name="T72" style:family="text">
      <style:text-properties officeooo:rsid="00564eae"/>
    </style:style>
    <style:style style:name="T73" style:family="text">
      <style:text-properties officeooo:rsid="0057ff01"/>
    </style:style>
    <style:style style:name="T74" style:family="text">
      <style:text-properties officeooo:rsid="00596b3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 text:c="2"/>Πανεπιστήμιο Ιωαννίνων <text:s text:c="42"/>ΜΥΕ003: Ανάκτηση Πληροφορίας <text:s text:c="120"/></text:p>
      <text:p text:style-name="P33">Τμήμα Μηχανικών Η/Υ &amp; Πληροφορική<text:span text:style-name="T1">ς <text:s text:c="28"/></text:span>Εαρινό Εξάμηνο 2020-2021</text:p>
      <text:p text:style-name="P33"/>
      <text:p text:style-name="P34"/>
      <text:p text:style-name="P36">Εργασία: Μηχανή αναζήτησης άρθρων σχετικών με τον COVID-19</text:p>
      <text:p text:style-name="P35"/>
      <text:p text:style-name="P35">Ιωάννα Κουγι<text:span text:style-name="T67">ά</text:span> 2731</text:p>
      <text:p text:style-name="P35"><text:s text:c="5"/>Joanis Prifti 3321</text:p>
      <text:p text:style-name="P35"/>
      <text:p text:style-name="P2"/>
      <text:p text:style-name="P13">1. Εισαγωγή</text:p>
      <text:p text:style-name="P3"/>
      <text:p text:style-name="P3">Η εργασία αφορά στο σχεδιασμό και υλοποίηση ενός συστήματος αναζήτησης άρθρων, <text:span text:style-name="T2">στην συγκεκριμένη περίπτωση tweets, σχετικών με τον Covid-19. Η υλοποίηση γίνεται με Java 11 χρησιμοποιώντας την βιβλιοθήκη Lucene-</text:span><text:span text:style-name="T53">8.8.2</text:span><text:span text:style-name="T2">, μια βιβλιοθήκη ανοιχτού κώδικα για την κατασκευή μηχανών αναζήτησης κειμένου. </text:span><text:span text:style-name="T3">Για το UI χρησιμοποιούμε Java s</text:span><text:span text:style-name="T4">w</text:span><text:span text:style-name="T3">ing.</text:span></text:p>
      <text:p text:style-name="P3"/>
      <text:p text:style-name="P14"><text:span text:style-name="T15">2</text:span>. Συλλογή Εγγράφων</text:p>
      <text:p text:style-name="P6"/>
      <text:p text:style-name="P7">Για τα έγγραφα μας, επιλλέξαμε μια έτοιμη συλλογή απο το kaggle. Λέγεται “COVID-19 Tweets” και περιέχει τα tweets με hashtag #covid19 σε ένα csv αρχείο. Από αυτό χρησιμοπούμε τις 3000 πρώτες εγγραφές. Σε κάθε γραμμή βρίσκεται ένα διαφορετικό tweet, το οποίο αποτελεί την μονάδα εγγράφου, και σε κάθε στήλη ένα διαφορετικό πεδίο. Από τα πεδία του αρχικού csv κρατήσαμε τα εξής: “<text:span text:style-name="T4">created_at”, “user_id”, “username”, “name”, “tweet”, “language”, “replies_count”, retweets_count”, “likes_count”, “link”. </text:span></text:p>
      <text:p text:style-name="P3"/>
      <text:p text:style-name="P8"><text:span text:style-name="T17">3.</text:span><text:span text:style-name="T16"> Δομή Προγράμματο</text:span>ς</text:p>
      <text:p text:style-name="P8"/>
      <text:p text:style-name="P4"><text:span text:style-name="T6">Στην εργασία χρησιμοποιούμε το σχεδιαστικό πρότυπο MVC</text:span><text:span text:style-name="T7">(Model -View -Controller)</text:span><text:span text:style-name="T6">. </text:span><text:span text:style-name="T10">Στο πακέτο model </text:span><text:span text:style-name="T11">υλοποιούνται ο Indexer, o Searcher και ο Spell_Checker. Στο πακέτο view βρίσκεται ότι αφορα τη γραφική διεπαφή, και το πακέτο controller είναι ο διαμεσολάβητής υπεύθυνος για την επικοινωνία του model με το view. </text:span><text:span text:style-name="T14">H main του προγράμματος βρίσκεται στη MainWindow του view. Η mainWindow έχει ένα </text:span><text:span text:style-name="T54">αντικείμενο</text:span><text:span text:style-name="T14"> Controller, μέσω του οποίου ενημερώνονται δεδομένα ή καλούνται μέθοδοι του πακέτου model.</text:span></text:p>
      <text:p text:style-name="P4"/>
      <text:p text:style-name="P9"><text:span text:style-name="T14">Π</text:span>αρακάτω βλέπουμε πιο περιεκτικά τα περιεχόμενα του κάθε πακέτου.</text:p>
      <text:p text:style-name="P9"/>
      <text:p text:style-name="P9"/>
      <text:p text:style-name="P15">3.1. Model</text:p>
      <text:p text:style-name="P9"/>
      <text:p text:style-name="P15">3.1.1. Indexer (<text:span text:style-name="T2">Ανάλυση κειμένου και κατασκευή ευρετηρίου</text:span>)</text:p>
      <text:p text:style-name="P9"/>
      <text:p text:style-name="P5"><text:span text:style-name="T8">Την δημιουργία του ευρετηρίου την αναλαμβάνει η </text:span><text:span text:style-name="T19">createIndex</text:span><text:span text:style-name="T8">. </text:span><text:span text:style-name="T10">Για την ανάλύση των document σε tokens </text:span><text:span text:style-name="T5">χρησιμοποιούμε τον EnglishAnalyzer </text:span><text:span text:style-name="T55">ο οποίος μεταξύ άλλων μετατρέπει τα παντα σε lowercase, κάνει απαλλοιφή των stopwords, και κάνει stemming με τον αλγόριθμο του Porter.</text:span><text:span text:style-name="T5"> </text:span><text:span text:style-name="T10">Η </text:span><text:span text:style-name="T8">createIndex παίρνει ως είσοδο το csv, το οποίο κάνει parse κ</text:span><text:span text:style-name="T9">α</text:span><text:span text:style-name="T8">ι </text:span><text:span text:style-name="T9">το </text:span><text:span text:style-name="T8">αποθηκεύει σε μια λιστα. </text:span><text:span text:style-name="T9">Κάθε στοιχείο της λίστας περιέχει μία γραμμή του csv, δηλαδή μία μονάδα εγγράφου (document). Έπειτα για κάθε στοιχείο της λίστας δημιουργούμε το document με τα πεδία (fields) του. </text:span><text:span text:style-name="T10">Tα documents αποθηκεύονται μέσω της </text:span><text:span text:style-name="T9">IndexWriter στον φάκελο Index.</text:span></text:p>
      <text:p text:style-name="P20"/>
      <text:p text:style-name="P1"/>
      <text:p text:style-name="P1"><text:soft-page-break/>3.1.2. <text:s/><text:span text:style-name="T12">Searcher </text:span>(<text:span text:style-name="T2">Αναζήτηση</text:span><text:span text:style-name="T15">)</text:span></text:p>
      <text:p text:style-name="P10">Στο πάνω μέρος της σελίδας, παρέχεται στον χρήστη ένα πεδίο εισαγωγής κειμένου στο οποίο μπορεί να πληκτρολογήσει λέξεις κλειδιά. <text:span text:style-name="T12">Υπάρχει η δυνατότητα φθήνουσας ταξινόμ</text:span><text:span text:style-name="T72">η</text:span><text:span text:style-name="T12">σης με βάση κάποιο από τα εξής πεδία: ημερομηνία δημοσίευσης, απαντήσεις, retweets και likes καθώς επίσης και η δυνατότητα ταξινόμησης με βάση τη σχετικότητα των αποτελεσμάτων ή την σειρά που έχουν στο ευρετήριο. </text:span></text:p>
      <text:p text:style-name="P11"/>
      <text:p text:style-name="P11"><text:span text:style-name="T55">Επειδή πρόκειται για posts στα social media και όχι </text:span><text:span text:style-name="T73">ά</text:span><text:span text:style-name="T55">ρθρα </text:span><text:span text:style-name="T56">α</text:span><text:span text:style-name="T55">ποφασίσαμε οτι δεν θα είχε νόημα να δίνεται στον χρήστη η επιλογή αναζήτησης σε κ</text:span><text:span text:style-name="T73">ά</text:span><text:span text:style-name="T55">ποιο συγκεκριμένο πεδ</text:span><text:span text:style-name="T74">ί</text:span><text:span text:style-name="T55">ο. </text:span><text:span text:style-name="T56">Έτσι η</text:span><text:span text:style-name="T13"> αναζήτηση γίνεται πάντα σε ένα συγκεκριμένο υποσύνολο των πεδίων, μέσω ενός αντικειμένου MultiFieldQueryParser για τα πεδία username, name, tweet και created_at. </text:span></text:p>
      <text:p text:style-name="P11"/>
      <text:p text:style-name="P39"><text:span text:style-name="T29">Η μέθοδος </text:span><text:span text:style-name="T32">getHits</text:span><text:span text:style-name="T29"> παίρνει σαν είσοδο </text:span><text:span text:style-name="T30">το String που πληκτρολόγησε ο χρήστ</text:span><text:span text:style-name="T28">ης, και δημι</text:span><text:span text:style-name="T30">ουργεί ένα αντικείμενο Query της Lucene. </text:span><text:span text:style-name="T31">Στη συνέχεια, μέσω ενός αντικειμένου IndexSearcher, καλούμε την συνάρτηση search της Lucene η οποία και επιστρέφει <text:s/>τα αποτελέσματα.</text:span></text:p>
      <text:p text:style-name="P12">Η Searcher περιέχει ακόμα τρεις βασικές μεθόδους:</text:p>
      <text:p text:style-name="P12"/>
      <text:list xml:id="list1214738789" text:style-name="L1">
        <text:list-item>
          <text:p text:style-name="P40">Την <text:span text:style-name="T18">getTweetsAndLinks</text:span> που παίρνει σαν όρισμα τα 10 αποτελέσματα μιας σελίδας, και επιστρέφει ενα ArrayList με ζευγάρια τις εγραφες των πεδίων tweet, link. Θα δούμε αργότερα που χρησιμοποιείται.</text:p>
        </text:list-item>
        <text:list-item>
          <text:p text:style-name="P41">Την <text:span text:style-name="T18">sortBy</text:span><text:span text:style-name="T21"> που </text:span><text:span text:style-name="T22">καλείται μέσα στην </text:span><text:span text:style-name="T20">searchIndex </text:span><text:span text:style-name="T22">της Searcher,</text:span><text:span text:style-name="T21"> παίρνει σαν όρισμα το query και την επιλογή του χρήστη για την ταξινόμηση, είτε με βαση το Relevance είτε με βάση το Index Order, </text:span><text:span text:style-name="T22">και επιστρέφει όλα τα αποτελεσματα της αναζήτησης ταξινομημένα. </text:span></text:p>
        </text:list-item>
        <text:list-item>
          <text:p text:style-name="P42"><text:span text:style-name="T22">Τ</text:span><text:span text:style-name="T21">ην </text:span><text:span text:style-name="T18">filterSorter</text:span><text:span text:style-name="T21"> η οποία παίρνει σαν όρισμα το πεδίο </text:span><text:span text:style-name="T23">φθήνουσας</text:span><text:span text:style-name="T21"> ταξινόμησης που επέλεξε ο χρήστης, και χρησιμοποιώντας τον αλγόριθμο selection sort τροποποιεί τον Score Doc πίνακα (hits) με όλα τα αποτελέσματα.</text:span></text:p>
        </text:list-item>
      </text:list>
      <text:p text:style-name="P9"/>
      <text:p text:style-name="P16">3.2.3. Spell_Checker</text:p>
      <text:p text:style-name="P16"/>
      <text:p text:style-name="P21">Ένα αντικείμενο της κλάσης αυτής δημιουργείται όταν η λέξη που πληκτρολόγησε ο χρήστης δεν βρίσκεται στο index. Ο constructor της, παίρνει σαν όρισμα το String που πληκτρολόγησε ο χρήστης και χρησιμοποιώντας την SpellChecker της Lucene, και το λεξικό eng_dictionary.txt δημιουργεί μια λίστα suggestions, με 5 πιθανές προτάσεις. Επίσης έχει μια μέθοδο <text:span text:style-name="T18">getSuggestions</text:span> για να γυρνάει αυτη τη λίστα στον Controller.</text:p>
      <text:p text:style-name="P21"/>
      <text:p text:style-name="P15">3.2 Controller</text:p>
      <text:p text:style-name="P15"/>
      <text:p text:style-name="P16">3.3.1. Controller</text:p>
      <text:p text:style-name="P18"/>
      <text:p text:style-name="P22">Η κλάση του Controller αποτελείται από τις εξής βασικές μεθόδους.</text:p>
      <text:p text:style-name="P22"/>
      <text:list xml:id="list831144345" text:style-name="L2">
        <text:list-item>
          <text:p text:style-name="P43">Την <text:span text:style-name="T18">makeIndex</text:span> που καλει τη μέθοδο createIndex του Indexer</text:p>
        </text:list-item>
        <text:list-item>
          <text:p text:style-name="P46"><text:span text:style-name="T35">Την </text:span><text:span text:style-name="T45">searchIndex</text:span><text:span text:style-name="T35">, που παίρνει σαν όρισμα </text:span><text:span text:style-name="T51">τ</text:span><text:span text:style-name="T35">ο ερώτημα του χρήστη </text:span><text:span text:style-name="T37">και </text:span><text:span text:style-name="T35">υπολογίζει τα αποτελέσματα (hits)</text:span><text:span text:style-name="T37">. </text:span><text:span text:style-name="T39">Ά</text:span><text:span text:style-name="T37">ν ο χρήστης έχει επιλέξει φθήνουσα ταξινόμηση με βάση κάποιο πεδίο, </text:span><text:span text:style-name="T38">η </text:span><text:span text:style-name="T46">filterSorter</text:span><text:span text:style-name="T38"> της Searcher </text:span><text:span text:style-name="T39">αναδιατάζει τα αποτελέσματα. Τέλος</text:span><text:span text:style-name="T37"> υπολογίζεται ο αριθμός των σελίδων που θα χρειαστεί για την παρουσίαση των αποτελεσμάτων </text:span><text:span text:style-name="T39">και η </text:span><text:span text:style-name="T46">createPages</text:span><text:span text:style-name="T38"> ομαδοποιεί τα αποτελέσματα στις σελίδες τους</text:span><text:span text:style-name="T37">. </text:span><text:span text:style-name="T42">Η εμφάνιση των αποτελεσμάτων ανα 10 ήταν κ</text:span><text:span text:style-name="T41">άτι που αποτέλεσε μεγάλη πρόκληση </text:span><text:span text:style-name="T42">και θα αναλυθεί παρακάτω. </text:span><text:span text:style-name="T39">Σε αυτό το σημείο αδράξαμε την ευκαιρία να επιστρέψουμε και τον αριθμό των σελίδων στo view</text:span><text:span text:style-name="T37">.</text:span><text:span text:style-name="T38"> </text:span><text:span text:style-name="T37">Στην περίπτωση </text:span><text:span text:style-name="T38">που το hits είναι κενό</text:span><text:span text:style-name="T37">, δημιουργεί ένα αντικείμενο </text:span><text:span text:style-name="T34">Spell_Checker </text:span><text:span text:style-name="T37">για να υπολογίσει τον πίνακα suggestions και η μέθοδος επιστρέφει -1 στην MainWindow για να σηματοδ</text:span><text:span text:style-name="T40">ο</text:span><text:span text:style-name="T37">τήσει αυτό το γεγονός.</text:span></text:p>
        </text:list-item>
        <text:list-item>
          <text:p text:style-name="P48"><text:soft-page-break/><text:span text:style-name="T37">Η <text:s/></text:span><text:span text:style-name="T46">createPages</text:span><text:span text:style-name="T49"> </text:span><text:span text:style-name="T48">παίρνει τα αποτελέσματα ανα 10 μέσω της getNextPagesHits και τα αποθηκεύει σε μια δομή ώστε να είναι εύκολα προσπελάσιμα.</text:span></text:p>
        </text:list-item>
        <text:list-item>
          <text:p text:style-name="P49"><text:span text:style-name="T47">Η <text:s/></text:span><text:span text:style-name="T43">getNextPagesHits</text:span><text:span text:style-name="T47"> παίρνει σαν όρισμα την τρέχουσα σελίδα. Με την σκέψη ότι, το τελευταίο αποτέλεσμα κάθε σελίδας θα είναι το (τρέχουσα σελίδα *10) – οστό αποτέλεσμα στον πίνακα hits </text:span><text:span text:style-name="T50">[π.χ. το τελευταίο αποτέλεσμα της 3ης σελιδας θα ειναι στην 30η θέση (πρακτικά) ή στην 29η θέση (προγραμματιστικά)], τότε, αν θεωρήσω οτι </text:span><text:span text:style-name="T47">τρέχουσα σελίδα *10 </text:span><text:span text:style-name="T50">= top, για να πάρουμε τα αποτελέσματα της τρέχουσας σελίδας αρκεί να προσπελάσουμε και να κρατήσουμε τα στοιχεία <text:s/>από το top-10 μέχρι το top, σε κάποιο</text:span><text:span text:style-name="T52">α</text:span><text:span text:style-name="T50"> νέα προσωρινή δομή.</text:span></text:p>
        </text:list-item>
        <text:list-item>
          <text:p text:style-name="P44">Η <text:span text:style-name="T18">getResults</text:span> παίρνει σαν όρισμα την σελίδα, και εμφανίζει τα περιεχόμενα της <text:span text:style-name="T57">στο χρήστη</text:span>.</text:p>
        </text:list-item>
        <text:list-item>
          <text:p text:style-name="P44">Η <text:span text:style-name="T18">setVisibleResults</text:span> παίρνει σαν όρισμα ένα boolean, και είτε εμφανίζει είτε εξαφανίζει τα περιεχόμενα των Labels. Χρησιμοποείται συχνά για τις εναλλαγές των σελίδων.</text:p>
        </text:list-item>
        <text:list-item>
          <text:p text:style-name="P45">Η <text:span text:style-name="T18">setContent</text:span> παίρνει σαν όρισμα τον αριθμό των αποτελεσμάτων κάποιας συγκεκριμένης σελίδας, και ενημερώνει το κείμενο των labels με το κείμενο του κάθε αποτελέσματος, και τους mouse listeners με το link του κάθε αποτελέσματος.</text:p>
        </text:list-item>
        <text:list-item>
          <text:p text:style-name="P45">Η <text:span text:style-name="T18">setSuggestions</text:span> παίρνει σαν όρισμα τον πίνακα suggestions, και ενημερώνει τα Labels με αυτά.</text:p>
        </text:list-item>
      </text:list>
      <text:p text:style-name="P17"/>
      <text:p text:style-name="P16">3.3.2. HistoryManager</text:p>
      <text:p text:style-name="P16"/>
      <text:p text:style-name="P23">Έχει ένα πεδίο ArrayList στο οποίο κρατάει το ιστορικό και αποτελείται από τις εξής μεθόδους:</text:p>
      <text:list xml:id="list1294582288" text:style-name="L3">
        <text:list-item>
          <text:p text:style-name="P47"><text:span text:style-name="T36">Η </text:span><text:span text:style-name="T44">create</text:span><text:span text:style-name="T36"> παίρνει σαν όρισμα το String που πληκτρολόγισε ο χρήστης, και το προσθέτει στο history.txt. </text:span></text:p>
        </text:list-item>
        <text:list-item>
          <text:p text:style-name="P50"><text:span text:style-name="T36">Η </text:span><text:span text:style-name="T43">loadHistory</text:span><text:span text:style-name="T33">, δημιουργεί ένα ArrayList και φορτώνει σε αυτό όλα τα περιεχόμενα του history.txt. Καλείτε στην main όταν ξεκινάει το πρόγραμμα.</text:span></text:p>
        </text:list-item>
      </text:list>
      <text:p text:style-name="P9"/>
      <text:p text:style-name="P15">3.3. View</text:p>
      <text:p text:style-name="P15"/>
      <text:p text:style-name="P19">3.3.1 MainWindow</text:p>
      <text:p text:style-name="P19"/>
      <text:p text:style-name="P24">H MainWindow περιέχει την main του προγράμματος, στην οποία αρχικοποιούνται τα περιεχόμενα του UI. Δημιουργήσαμε τα περιεχόμενα αυτά μέσω του windowBuilder που προσφαίρει το eclipse. Ακόμα η main ξεκινά την δημιουργία του index και φορτώνει <text:span text:style-name="T62">το</text:span> ιστορικό. </text:p>
      <text:p text:style-name="P24">Μέσα στην μέθοδο initialize βρίσκονται και οι actionListeners των κουμπιών.</text:p>
      <text:p text:style-name="P25">Ακολουθεί η περιγραφή της ροής του προγράμματος</text:p>
      <text:p text:style-name="P25"/>
      <text:p text:style-name="P25"/>
      <text:p text:style-name="P26">Μόλις ο χρήστης πληκτρολογήσει λέξεις κλειδιά στο πεδίο κειμένου και πατήσει το κουμπί <text:span text:style-name="T63">Search</text:span> (ή enter στο πληκτρολόγιο), <text:span text:style-name="T58">τοτε </text:span><text:span text:style-name="T59">καλείται ο αντίστοιχος </text:span><text:span text:style-name="T57">actionListener, </text:span><text:span text:style-name="T58">περνάει το query στον Controller και αυτος εκκινεί τη διαδικασία αναζήτησης. Ο Controller επιστρέφει τον αριθμό σελίδων στην view. </text:span><text:span text:style-name="T59">Άν ο αριθμός σελίδων, είναι έγκυρος αριθμός (&gt;=1) τότε γίνονται ορατά τα αποτελέσματα της πρώτης σελίδας.</text:span><text:span text:style-name="T58"> Άν οι σελίδες των αποτελεσμάτων είναι περισσότερες απο μια, τότε εμφανίζεται το κουμπι </text:span><text:span text:style-name="T24">Next Page </text:span><text:span text:style-name="T58">κάτω δεξιά. </text:span><text:span text:style-name="T69">Τα αποτελέσματα που εμφανίζονται στον χρήστη(10 σε κάθε σελίδα εκτός από την τελευταία που μπορεί να είναι λιγότερα) είναι τα</text:span><text:span text:style-name="T70"> tweet</text:span><text:span text:style-name="T69"> που συμφωνούν με τον όρο αναζήτησης και το ή τα πεδία ταξινόμησης και πηγένοντας το ποντίκι πάνω σε κάποιο αυτόματα γίνεται μπλέ όσο το ποντίκι βρίσκεται πάνω του. Όταν ο </text:span><text:span text:style-name="T70">χ</text:span><text:span text:style-name="T71">ρ</text:span><text:span text:style-name="T70">ήστης</text:span><text:span text:style-name="T69"> κάνει κλικ με το ποντίκι πάνω σε κάποιο αποτέλεσμα τότε αυτόματα ανακατευθύνεται</text:span><text:span text:style-name="T70"> </text:span><text:span text:style-name="T69">μέσω του </text:span><text:span text:style-name="T70">browser</text:span><text:span text:style-name="T69"> στο</text:span><text:span text:style-name="T70"> twitter</text:span><text:span text:style-name="T69"> όπου βρίσκεται το αντίστοιχο</text:span><text:span text:style-name="T70"> tweet. <text:s/></text:span><text:span text:style-name="T60">Στην περίπτωση που οι σελίδες ειναι -1, αυτό για εμας σημαίνει ότι ο χρήστης πληκτρολόγισε μια λέξη </text:span><text:span text:style-name="T61">που δεν υπάρχει στο index και τότε αντί για αποτελέσματα, θα εμφανιστούν πεντε παραπλήσιες λέξεις. Δεν καταφέραμε να τις κάνο</text:span><text:span text:style-name="T68">υ</text:span><text:span text:style-name="T61">με clickable και να γινεται ανακατευθυνση στην πρώτη σελίδα των αποτελεσμάτων </text:span><text:span text:style-name="T62">τους</text:span><text:span text:style-name="T61">. Συνεπώς ο χρήστης θα πρέπει να πληκτρολογίσει ξανά. </text:span><text:span text:style-name="T62">Ωστόσο, υπάρχει και η πιθανότητα να μην βρεθούν παραπλήσιες λέξεις. Σε αυτή την περίπτωση δεν θα εμφανιστεί τίποτα. </text:span></text:p>
      <text:p text:style-name="P26"/>
      <text:p text:style-name="P29"><text:soft-page-break/>Άν ο χρήστης πατήσει το κουμπί <text:span text:style-name="T64">Next Page</text:span><text:span text:style-name="T24">, </text:span><text:span text:style-name="T21">καλείται ο αντίστοιχος </text:span><text:span text:style-name="T25">actionListener. </text:span><text:span text:style-name="T26">Ο χρήστης τώρα βρίσκεται στην 2η σελίδα, όπως αναγράφεται και στο κάτω μέσο μέρος της σελίδας, κάτω αριστερά είναι το κουμπι Previous Page και τα επόμενα 10 αποτελέσματα είναι πλεον ορατά. </text:span><text:span text:style-name="T27">Ο χρήστης μπορεί να πατάει το κουμπί </text:span><text:span text:style-name="T24">Next Page </text:span><text:span text:style-name="T27">μέχρι να φτάσει στην τελευταία σελίδα, όπου πλέον δεν θα υπάρχει <text:s/></text:span><text:span text:style-name="T24">Next Page.</text:span></text:p>
      <text:p text:style-name="P31"/>
      <text:p text:style-name="P31"/>
      <text:p text:style-name="P27"><text:span text:style-name="T66">Αντίστοιχα λειτουργεί ο </text:span><text:span text:style-name="T25">actionListener </text:span><text:span text:style-name="T27">του </text:span><text:span text:style-name="T62">κουμπ</text:span><text:span text:style-name="T66">ού</text:span><text:span text:style-name="T62"> </text:span><text:span text:style-name="T64">“ </text:span><text:span text:style-name="T65">Previous</text:span><text:span text:style-name="T64"> Page”</text:span><text:span text:style-name="T24">.</text:span></text:p>
      <text:p text:style-name="P30"/>
      <text:p text:style-name="P28"/>
      <text:p text:style-name="P15"/>
      <text:p text:style-name="P37"/>
      <text:p text:style-name="P38"/>
      <text:p text:style-name="P37"/>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164cm" fo:margin-right="0.78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6T09:40:34.126136126</meta:creation-date>
    <dc:date>2021-05-28T10:06:47.681000000</dc:date>
    <meta:editing-duration>PT2H18M56S</meta:editing-duration>
    <meta:editing-cycles>25</meta:editing-cycles>
    <meta:generator>LibreOffice/7.1.3.2$Windows_X86_64 LibreOffice_project/47f78053abe362b9384784d31a6e56f8511eb1c1</meta:generator>
    <meta:document-statistic meta:table-count="0" meta:image-count="0" meta:object-count="0" meta:page-count="4" meta:paragraph-count="48" meta:word-count="1399" meta:character-count="9493" meta:non-whitespace-character-count="7942"/>
  </office:meta>
</office:document-meta>
</file>